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oint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mplementation</text:p>
              </text:list-item>
              <text:list-item>
                <text:p>examples</text:p>
              </text:list-item>
              <text:list-item>
                <text:p>amelioration</text:p>
              </text:list-item>
              <text:list-item>
                <text:p>expan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How to evaluate the policy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amples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Matchstick game or simple grap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melioration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Change UCT formula</text:p>
              </text:list-item>
              <text:list-item>
                <text:p>Do a more classic MCTS with modified sel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pansion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Changing weather over time</text:p>
              </text:list-item>
              <text:list-item>
                <text:p>Make </text:p>
              </text:list-item>
              <text:list-item>
                <text:p>Allow weather to modify co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2M18S</meta:editing-duration>
    <meta:editing-cycles>5</meta:editing-cycles>
    <meta:generator>LibreOffice/4.3.5.2$Windows_x86 LibreOffice_project/3a87456aaa6a95c63eea1c1b3201acedf0751bd5</meta:generator>
    <dc:date>2020-06-29T14:01:04.388000000</dc:date>
    <meta:document-statistic meta:object-count="41"/>
  </office:meta>
</office:document-meta>
</file>